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font-size="18pt" officeooo:rsid="000d9c21" officeooo:paragraph-rsid="000f05d8" style:font-size-asian="18pt" style:font-size-complex="18pt"/>
    </style:style>
    <style:style style:name="P2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0d9c21" officeooo:paragraph-rsid="000f05d8"/>
    </style:style>
    <style:style style:name="P3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0d9c21" officeooo:paragraph-rsid="0018948f"/>
    </style:style>
    <style:style style:name="P4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color="#008000" officeooo:rsid="0000bb06" officeooo:paragraph-rsid="0018948f"/>
    </style:style>
    <style:style style:name="P5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68e7a" officeooo:paragraph-rsid="0018948f"/>
    </style:style>
    <style:style style:name="P6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color="#ff0000" officeooo:rsid="00296ba3" officeooo:paragraph-rsid="0018948f"/>
    </style:style>
    <style:style style:name="P7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color="#ff0000" officeooo:rsid="00296ba3" officeooo:paragraph-rsid="00258981"/>
    </style:style>
    <style:style style:name="P8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35aa1" officeooo:paragraph-rsid="0018948f"/>
    </style:style>
    <style:style style:name="P9" style:family="paragraph" style:parent-style-name="Standard">
      <style:paragraph-properties fo:margin-left="0cm" fo:margin-right="0cm" fo:margin-top="0.101cm" fo:margin-bottom="0cm" loext:contextual-spacing="false" fo:text-indent="0cm" style:auto-text-indent="false" fo:break-before="page"/>
      <style:text-properties officeooo:rsid="000d9c21" officeooo:paragraph-rsid="000f05d8"/>
    </style:style>
    <style:style style:name="P10" style:family="paragraph" style:parent-style-name="Standard">
      <style:paragraph-properties fo:margin-top="0.101cm" fo:margin-bottom="0cm" loext:contextual-spacing="false"/>
      <style:text-properties officeooo:rsid="00235aa1" officeooo:paragraph-rsid="0018948f"/>
    </style:style>
    <style:style style:name="P11" style:family="paragraph" style:parent-style-name="Standard">
      <style:paragraph-properties fo:margin-top="0.101cm" fo:margin-bottom="0cm" loext:contextual-spacing="false"/>
      <style:text-properties officeooo:paragraph-rsid="0018948f"/>
    </style:style>
    <style:style style:name="P12" style:family="paragraph" style:parent-style-name="Standard">
      <style:paragraph-properties fo:margin-top="0.101cm" fo:margin-bottom="0cm" loext:contextual-spacing="false" fo:break-before="page"/>
      <style:text-properties officeooo:paragraph-rsid="0018948f"/>
    </style:style>
    <style:style style:name="P13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18948f"/>
    </style:style>
    <style:style style:name="P14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22c69d"/>
    </style:style>
    <style:style style:name="P15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18948f" style:font-size-asian="14pt" style:font-size-complex="14pt"/>
    </style:style>
    <style:style style:name="P16" style:family="paragraph" style:parent-style-name="Standard">
      <style:paragraph-properties fo:margin-left="2.501cm" fo:margin-right="0cm" fo:margin-top="0.101cm" fo:margin-bottom="0cm" loext:contextual-spacing="false" fo:text-indent="-0.635cm" style:auto-text-indent="false"/>
      <style:text-properties officeooo:rsid="00277c45" officeooo:paragraph-rsid="00277c45"/>
    </style:style>
    <style:style style:name="P17" style:family="paragraph" style:parent-style-name="Standard" style:list-style-name="L1">
      <style:paragraph-properties fo:margin-top="0.101cm" fo:margin-bottom="0cm" loext:contextual-spacing="false"/>
      <style:text-properties officeooo:rsid="0000bb06" officeooo:paragraph-rsid="0018948f"/>
    </style:style>
    <style:style style:name="P18" style:family="paragraph" style:parent-style-name="Standard" style:list-style-name="L1">
      <style:paragraph-properties fo:margin-top="0.101cm" fo:margin-bottom="0cm" loext:contextual-spacing="false"/>
      <style:text-properties officeooo:rsid="0000bb06" officeooo:paragraph-rsid="0019fb8d"/>
    </style:style>
    <style:style style:name="P19" style:family="paragraph" style:parent-style-name="Standard" style:list-style-name="L3">
      <style:paragraph-properties fo:margin-top="0.101cm" fo:margin-bottom="0cm" loext:contextual-spacing="false"/>
      <style:text-properties officeooo:rsid="0000bb06" officeooo:paragraph-rsid="0018948f"/>
    </style:style>
    <style:style style:name="P20" style:family="paragraph" style:parent-style-name="Standard" style:list-style-name="L3">
      <style:paragraph-properties fo:margin-top="0.101cm" fo:margin-bottom="0cm" loext:contextual-spacing="false"/>
      <style:text-properties officeooo:rsid="0000bb06" officeooo:paragraph-rsid="001f7d07"/>
    </style:style>
    <style:style style:name="P21" style:family="paragraph" style:parent-style-name="Standard" style:list-style-name="L4">
      <style:paragraph-properties fo:margin-top="0.101cm" fo:margin-bottom="0cm" loext:contextual-spacing="false"/>
      <style:text-properties officeooo:rsid="0000bb06" officeooo:paragraph-rsid="0022c69d"/>
    </style:style>
    <style:style style:name="P22" style:family="paragraph" style:parent-style-name="Standard" style:list-style-name="L1">
      <style:paragraph-properties fo:margin-top="0.101cm" fo:margin-bottom="0cm" loext:contextual-spacing="false"/>
      <style:text-properties officeooo:rsid="00171eca" officeooo:paragraph-rsid="0018948f"/>
    </style:style>
    <style:style style:name="P23" style:family="paragraph" style:parent-style-name="Standard" style:list-style-name="L3">
      <style:paragraph-properties fo:margin-top="0.101cm" fo:margin-bottom="0cm" loext:contextual-spacing="false"/>
      <style:text-properties officeooo:rsid="00171eca" officeooo:paragraph-rsid="0018948f"/>
    </style:style>
    <style:style style:name="P24" style:family="paragraph" style:parent-style-name="Standard" style:list-style-name="L4">
      <style:paragraph-properties fo:margin-top="0.101cm" fo:margin-bottom="0cm" loext:contextual-spacing="false"/>
      <style:text-properties officeooo:rsid="00171eca" officeooo:paragraph-rsid="0022c69d"/>
    </style:style>
    <style:style style:name="P25" style:family="paragraph" style:parent-style-name="Standard" style:list-style-name="L1">
      <style:paragraph-properties fo:margin-top="0.101cm" fo:margin-bottom="0cm" loext:contextual-spacing="false"/>
      <style:text-properties officeooo:rsid="001af2a0" officeooo:paragraph-rsid="001af2a0"/>
    </style:style>
    <style:style style:name="P26" style:family="paragraph" style:parent-style-name="Standard" style:list-style-name="L3">
      <style:paragraph-properties fo:margin-top="0.101cm" fo:margin-bottom="0cm" loext:contextual-spacing="false"/>
      <style:text-properties officeooo:rsid="001af2a0" officeooo:paragraph-rsid="001f7d07"/>
    </style:style>
    <style:style style:name="P27" style:family="paragraph" style:parent-style-name="Standard" style:list-style-name="L5">
      <style:paragraph-properties fo:margin-top="0.101cm" fo:margin-bottom="0cm" loext:contextual-spacing="false"/>
      <style:text-properties officeooo:rsid="00235aa1" officeooo:paragraph-rsid="0018948f"/>
    </style:style>
    <style:style style:name="P28" style:family="paragraph" style:parent-style-name="Standard" style:list-style-name="L5">
      <style:paragraph-properties fo:margin-top="0.101cm" fo:margin-bottom="0cm" loext:contextual-spacing="false"/>
      <style:text-properties officeooo:rsid="00332e89" officeooo:paragraph-rsid="0028c00b"/>
    </style:style>
    <style:style style:name="P29" style:family="paragraph" style:parent-style-name="Standard" style:list-style-name="L2">
      <style:paragraph-properties fo:margin-left="1.866cm" fo:margin-right="0cm" fo:margin-top="0.101cm" fo:margin-bottom="0cm" loext:contextual-spacing="false" fo:text-indent="0cm" style:auto-text-indent="false"/>
      <style:text-properties officeooo:rsid="001c5d9c" officeooo:paragraph-rsid="001c5d9c"/>
    </style:style>
    <style:style style:name="P30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2pt" officeooo:rsid="001f7d07" officeooo:paragraph-rsid="0018948f" style:font-size-asian="12pt" style:font-size-complex="12pt"/>
    </style:style>
    <style:style style:name="P31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15907f" officeooo:paragraph-rsid="0018948f"/>
    </style:style>
    <style:style style:name="P32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color="#ff0000" officeooo:rsid="00296ba3" officeooo:paragraph-rsid="0018948f"/>
    </style:style>
    <style:style style:name="P33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color="#ff0000" fo:font-size="14pt" officeooo:rsid="00258981" officeooo:paragraph-rsid="00258981" style:font-size-asian="14pt" style:font-size-complex="14pt"/>
    </style:style>
    <style:style style:name="P34" style:family="paragraph" style:parent-style-name="Standard" style:list-style-name="L5" style:master-page-name="">
      <loext:graphic-properties draw:fill="none"/>
      <style:paragraph-properties fo:margin-left="1.3cm" fo:margin-right="0cm" fo:margin-top="0.101cm" fo:margin-bottom="0cm" loext:contextual-spacing="false" fo:text-indent="0cm" style:auto-text-indent="false" style:page-number="auto" fo:background-color="transparent"/>
      <style:text-properties officeooo:rsid="00332e89" officeooo:paragraph-rsid="0028c00b"/>
    </style:style>
    <style:style style:name="T1" style:family="text">
      <style:text-properties officeooo:rsid="0021fe33"/>
    </style:style>
    <style:style style:name="T2" style:family="text">
      <style:text-properties officeooo:rsid="00108d6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00bb06" style:font-size-asian="14pt" style:font-size-complex="14pt"/>
    </style:style>
    <style:style style:name="T5" style:family="text">
      <style:text-properties fo:font-size="14pt" officeooo:rsid="00108d6c" style:font-size-asian="14pt" style:font-size-complex="14pt"/>
    </style:style>
    <style:style style:name="T6" style:family="text">
      <style:text-properties fo:font-size="14pt" officeooo:rsid="00169c4f" style:font-size-asian="14pt" style:font-size-complex="14pt"/>
    </style:style>
    <style:style style:name="T7" style:family="text">
      <style:text-properties fo:font-size="14pt" officeooo:rsid="0018a238" style:font-size-asian="14pt" style:font-size-complex="14pt"/>
    </style:style>
    <style:style style:name="T8" style:family="text">
      <style:text-properties fo:font-size="14pt" officeooo:rsid="00258981" style:font-size-asian="14pt" style:font-size-complex="14pt"/>
    </style:style>
    <style:style style:name="T9" style:family="text">
      <style:text-properties fo:font-size="14pt" style:font-size-asian="12.25pt" style:font-size-complex="14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officeooo:rsid="00332e89"/>
    </style:style>
    <style:style style:name="T12" style:family="text">
      <style:text-properties officeooo:rsid="001546e7"/>
    </style:style>
    <style:style style:name="T13" style:family="text">
      <style:text-properties officeooo:rsid="00169c4f"/>
    </style:style>
    <style:style style:name="T14" style:family="text">
      <style:text-properties officeooo:rsid="0018a238"/>
    </style:style>
    <style:style style:name="T15" style:family="text">
      <style:text-properties style:use-window-font-color="true" fo:font-size="14pt" officeooo:rsid="0018a238" style:font-size-asian="14pt" style:font-size-complex="14pt"/>
    </style:style>
    <style:style style:name="T16" style:family="text">
      <style:text-properties officeooo:rsid="00154386"/>
    </style:style>
    <style:style style:name="T17" style:family="text">
      <style:text-properties officeooo:rsid="0019fb8d"/>
    </style:style>
    <style:style style:name="T18" style:family="text">
      <style:text-properties officeooo:rsid="001c5d9c"/>
    </style:style>
    <style:style style:name="T19" style:family="text">
      <style:text-properties officeooo:rsid="001f7d07"/>
    </style:style>
    <style:style style:name="T20" style:family="text">
      <style:text-properties fo:font-size="12pt" officeooo:rsid="001f7d07" style:font-size-asian="12pt" style:font-size-complex="12pt"/>
    </style:style>
    <style:style style:name="T21" style:family="text">
      <style:text-properties fo:font-size="12pt" officeooo:rsid="0022c69d" style:font-size-asian="12pt" style:font-size-complex="12pt"/>
    </style:style>
    <style:style style:name="T22" style:family="text">
      <style:text-properties fo:font-size="12pt" officeooo:rsid="00258981" style:font-size-asian="12pt" style:font-size-complex="12pt"/>
    </style:style>
    <style:style style:name="T23" style:family="text">
      <style:text-properties officeooo:rsid="001fa8b7"/>
    </style:style>
    <style:style style:name="T24" style:family="text">
      <style:text-properties officeooo:rsid="00215bac"/>
    </style:style>
    <style:style style:name="T25" style:family="text">
      <style:text-properties officeooo:rsid="0022c69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><text:span text:style-name="T2">UC20</text:span>: <text:span text:style-name="T1">Setta parametri Operatore</text:span></text:p>
      <text:p text:style-name="P2"><text:s/></text:p>
      <text:p text:style-name="P3"/>
      <text:p text:style-name="P3"/>
      <text:p text:style-name="P15"><text:span text:style-name="T2">Test 1</text:span>:<text:tab/><text:span text:style-name="T13">Operatore con parametri, inseriti correttamente</text:span></text:p>
      <text:p text:style-name="P13"/>
      <text:p text:style-name="P15">Input:</text:p>
      <text:list xml:id="list3141662712857564935" text:style-name="L1">
        <text:list-item>
          <text:p text:style-name="P17">Apertura di un foglio di lavoro selezionando: File/Nuova Regola</text:p>
        </text:list-item>
        <text:list-item>
          <text:p text:style-name="P22">Inserimento nome regola “rule_n”</text:p>
        </text:list-item>
        <text:list-item>
          <text:p text:style-name="P17">Inserimento Operatore selezionando: <text:span text:style-name="T14">MediaMobile</text:span>/<text:span text:style-name="T14">long</text:span></text:p>
        </text:list-item>
        <text:list-item>
          <text:p text:style-name="P18">Selezion<text:span text:style-name="T16">e</text:span> con tasto destro sull’operatore inserito al passo precedente</text:p>
        </text:list-item>
        <text:list-item>
          <text:p text:style-name="P18">Selezione opzione <text:span text:style-name="T17">Setta parametri</text:span> dal context Menu</text:p>
        </text:list-item>
        <text:list-item>
          <text:p text:style-name="P25">Inserimento valore di TempoIniziale “3” nel menu comparso <text:span text:style-name="T18">(e successiva conferma)</text:span></text:p>
        </text:list-item>
      </text:list>
      <text:p text:style-name="P15">Output atteso:</text:p>
      <text:list xml:id="list252387044400471411" text:style-name="L2">
        <text:list-header>
          <text:p text:style-name="P29">Il nuovo valore del parametro TempoIniziale viene memorizzato</text:p>
          <text:p text:style-name="P29">La verifica della corretta memorizzazione può avvenire rifacendo il procedimento, dopo il passo 5, il valore “3” viene visualizzato come valore attuale del parametro</text:p>
        </text:list-header>
      </text:list>
      <text:p text:style-name="P16"/>
      <text:p text:style-name="P16"/>
      <text:p text:style-name="P4"><text:tab/></text:p>
      <text:p text:style-name="P4"/>
      <text:p text:style-name="P5"><text:tab/><text:span text:style-name="T5">Test 2</text:span><text:span text:style-name="T4">: <text:tab/></text:span><text:span text:style-name="T6">Operatore con parametri, inseriti </text:span><text:span text:style-name="T7">errati</text:span></text:p>
      <text:p text:style-name="P13"/>
      <text:p text:style-name="P15">Input:</text:p>
      <text:list xml:id="list718435050838029980" text:style-name="L3">
        <text:list-item>
          <text:p text:style-name="P19">Apertura di un foglio di lavoro selezionando: File/Nuova Regola</text:p>
        </text:list-item>
        <text:list-item>
          <text:p text:style-name="P23">Inserimento nome regola “rule_n”</text:p>
        </text:list-item>
        <text:list-item>
          <text:p text:style-name="P19">Inserimento Operatore selezionando: <text:span text:style-name="T19">ContatoreTransizioni/transizioni01</text:span></text:p>
        </text:list-item>
        <text:list-item>
          <text:p text:style-name="P20">Selezion<text:span text:style-name="T16">e</text:span> con tasto destro sull’operatore inserito al passo precedente</text:p>
        </text:list-item>
        <text:list-item>
          <text:p text:style-name="P20">Selezione opzione <text:span text:style-name="T17">Setta parametri</text:span> dal context Menu</text:p>
        </text:list-item>
        <text:list-item>
          <text:p text:style-name="P26">Inserimento valore di TempoIniziale “3” nel menu comparso <text:span text:style-name="T18">(e successiva conferma)</text:span></text:p>
        </text:list-item>
      </text:list>
      <text:p text:style-name="P15">Output atteso:</text:p>
      <text:p text:style-name="P13"><text:span text:style-name="T3"><text:tab/></text:span><text:span text:style-name="T21">Il sistema mostra</text:span><text:span text:style-name="T20"> un messaggio di errore “Valore non compatibile”</text:span></text:p>
      <text:p text:style-name="P30"><text:tab/>Il sistema richiede richiesto di reinserire il parametro</text:p>
      <text:p text:style-name="P11"/>
      <text:p text:style-name="P11"/>
      <text:p text:style-name="P11"/>
      <text:p text:style-name="P11"/>
      <text:p text:style-name="P12"/>
      <text:p text:style-name="P5"><text:tab/><text:span text:style-name="T5">Test </text:span><text:span text:style-name="T7">3</text:span><text:span text:style-name="T4">: <text:tab/></text:span><text:span text:style-name="T6">Operatore </text:span><text:span text:style-name="T15">senza parametri</text:span></text:p>
      <text:p text:style-name="P13"/>
      <text:p text:style-name="P15">Input:</text:p>
      <text:list xml:id="list6921194920662203490" text:style-name="L4">
        <text:list-item>
          <text:p text:style-name="P21">Apertura di un foglio di lavoro selezionando: File/Nuova Regola</text:p>
        </text:list-item>
        <text:list-item>
          <text:p text:style-name="P24">Inserimento nome regola “rule_n”</text:p>
        </text:list-item>
        <text:list-item>
          <text:p text:style-name="P21">Inserimento Operatore selezionando: <text:span text:style-name="T25">Differenza/double</text:span></text:p>
        </text:list-item>
        <text:list-item>
          <text:p text:style-name="P21">Selezion<text:span text:style-name="T16">e</text:span> con tasto destro sull’operatore inserito al passo precedente</text:p>
        </text:list-item>
        <text:list-item>
          <text:p text:style-name="P21">Selezione opzione <text:span text:style-name="T17">Setta parametri</text:span> dal context Menu</text:p>
        </text:list-item>
      </text:list>
      <text:p text:style-name="P15">Output atteso:</text:p>
      <text:p text:style-name="P14"><text:span text:style-name="T3"><text:tab/></text:span><text:span text:style-name="T21">Il sistema mostra</text:span><text:span text:style-name="T20"> un messaggio di errore </text:span><text:span text:style-name="T21">atto a notificare la mancanza di parametri</text:span></text:p>
      <text:p text:style-name="P11"/>
      <text:p text:style-name="P6"/>
      <text:p text:style-name="P6"/>
      <text:p text:style-name="P7"><text:tab/><text:span text:style-name="T5">Test </text:span><text:span text:style-name="T8">4</text:span><text:span text:style-name="T4">: <text:tab/></text:span><text:span text:style-name="T6">Operatore</text:span><text:span text:style-name="T7"> </text:span><text:span text:style-name="T8">con parametri, inserimento parametro “”</text:span></text:p>
      <text:p text:style-name="P33"><text:tab/><text:tab/>….</text:p>
      <text:p text:style-name="P7"><text:span text:style-name="T8"><text:tab/></text:span><text:span text:style-name="T22"><text:tab/>BUG: il sistema permette l’inserimento di un parametro vuoto, il che non <text:tab/><text:tab/><text:tab/>viene controllato al momento della verifica correttezza, anche se non scritto in <text:tab/><text:tab/><text:tab/>nessun requisito, il valore del parametro dovrebbe esistere sempre (al più dovrebbbe <text:tab/><text:tab/>essere un valore di default)</text:span></text:p>
      <text:p text:style-name="P6"/>
      <text:p text:style-name="P6"/>
      <text:p text:style-name="P13"/>
      <text:p text:style-name="P13"/>
      <text:p text:style-name="P8"><text:span text:style-name="T9"><text:tab/>Note</text:span><text:span text:style-name="T10">:</text:span></text:p>
      <text:p text:style-name="P11"><text:tab/><text:span text:style-name="T12">R</text:span>ispetto al UC<text:span text:style-name="T23">20</text:span> riportato nel SRS sono state effettuate le seguenti modifiche (come già e<text:tab/>videnziato nelle note delle fasi precedenti):</text:p>
      <text:list xml:id="list2748433005928483298" text:style-name="L5">
        <text:list-item>
          <text:p text:style-name="P27">Non è presente il punto <text:span text:style-name="T11">2 dello scenario principale</text:span></text:p>
        </text:list-item>
        <text:list-item>
          <text:p text:style-name="P28">Non è presente lo scenario alternativo <text:span text:style-name="T23">5</text:span> a</text:p>
          <text:p text:style-name="P28"/>
          <text:p text:style-name="P34"><text:span text:style-name="T23">Non ci è possibile testare l’inserimento di più di un parametro all’interno di un operatore in quanto il sistema che ci è stato chiesto di sviluppare prevede operatori con al più un solo parametro</text:span></text:p>
        </text:list-item>
      </text:list>
      <text:p text:style-name="P10"><text:tab/></text:p>
      <text:p text:style-name="P31">I test sono generalmente scritti come effettuati su operatori diversi, in modo da verificare <text:s/>il corretto funzionamento del maggior numero possibile di ess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08:40:24.642498943</meta:creation-date>
    <dc:date>2017-06-02T12:13:47.869383654</dc:date>
    <meta:editing-duration>PT1H7M43S</meta:editing-duration>
    <meta:editing-cycles>29</meta:editing-cycles>
    <meta:generator>LibreOffice/5.1.6.2$Linux_X86_64 LibreOffice_project/10m0$Build-2</meta:generator>
    <meta:document-statistic meta:table-count="0" meta:image-count="0" meta:object-count="0" meta:page-count="2" meta:paragraph-count="45" meta:word-count="386" meta:character-count="2617" meta:non-whitespace-character-count="2268"/>
  </office:meta>
</office:document-meta>
</file>